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063in" table:align="left"/>
    </style:style>
    <style:style style:name="Table1.A" style:family="table-column">
      <style:table-column-properties style:column-width="0.4069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1.2424in"/>
    </style:style>
    <style:style style:name="Table1.D" style:family="table-column">
      <style:table-column-properties style:column-width="2.225in"/>
    </style:style>
    <style:style style:name="Table1.E" style:family="table-column">
      <style:table-column-properties style:column-width="1.84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— lo que planteas es exactamente lo que hacen los grandes escritores de series o sagas extensas: crean <text:span text:style-name="Strong_20_Emphasis">una plantilla narrativa modular</text:span> que mantiene coherencia interna, pero deja espacio para la creatividad y la evolución temática.</text:p>
      <text:p text:style-name="Text_20_body">Vamos a verlo <text:span text:style-name="Strong_20_Emphasis">de forma sistemática y profesional</text:span>, adaptado a tu proyecto (que combina aventura, filosofía y misticismo).</text:p>
      <text:p text:style-name="Horizontal_20_Line"/>
      <text:h text:style-name="Heading_20_2" text:outline-level="2">✦ CÓMO CREAR UN CUENTO CORTO QUE SIRVA A NUESTROS OBJETIVOS</text:h>
      <text:p text:style-name="Text_20_body">Un cuento corto, dentro de tu estructura, no es solo una historia independiente:<text:line-break/>es un <text:span text:style-name="Strong_20_Emphasis">microcapítulo de evolución espiritual, emocional y conceptual.</text:span><text:line-break/>Por tanto, su estructura debe:</text:p>
      <text:list xml:id="list605844111" text:style-name="L1">
        <text:list-item>
          <text:p text:style-name="P1">Ser <text:span text:style-name="Strong_20_Emphasis">emocional y narrativa</text:span> (para el lector común).</text:p>
        </text:list-item>
        <text:list-item>
          <text:p text:style-name="P1">Ser <text:span text:style-name="Strong_20_Emphasis">intelectual y simbólica</text:span> (para transmitir la teoría).</text:p>
        </text:list-item>
        <text:list-item>
          <text:p text:style-name="P1">Ser <text:span text:style-name="Strong_20_Emphasis">coherente con la línea de la gran historia</text:span> (para no romper la continuidad).</text:p>
        </text:list-item>
      </text:list>
      <text:p text:style-name="Horizontal_20_Line"/>
      <text:h text:style-name="Heading_20_2" text:outline-level="2">✦ ESTRUCTURA BASE (PLANTILLA UNIVERSAL ADAPTADA)</text:h>
      <text:p text:style-name="Text_20_body">Aquí tienes una plantilla de <text:span text:style-name="Strong_20_Emphasis">7 fases</text:span>, derivada del “viaje del héroe” y de la estructura clásica de cuento corto (inicio–conflicto–resolución), adaptada a tu marco místico y filosófico.</text:p>
      <text:p text:style-name="Horizontal_20_Line"/>
      <text:h text:style-name="Heading_20_3" text:outline-level="3">1. <text:span text:style-name="Strong_20_Emphasis">Llegada — El Nuevo Mundo (Exposición)</text:span></text:h>
      <text:p text:style-name="Text_20_body"><text:span text:style-name="Strong_20_Emphasis">Función:</text:span> situar al lector.<text:line-break/><text:span text:style-name="Strong_20_Emphasis">Contenido:</text:span> Elara llega a un nuevo lugar. Descripción sensorial rica del entorno.<text:line-break/>Se insinúan sus nuevos <text:span text:style-name="Strong_20_Emphasis">objetivos inmediatos</text:span> (prácticos y personales).<text:line-break/>Elara trae consigo una <text:span text:style-name="Strong_20_Emphasis">creencia previa</text:span>, una idea del mundo basada en lo conocido.</text:p>
      <text:p text:style-name="Quotations">Ejemplo: cree que el alma es inmortal porque así lo enseñan en su pueblo.</text:p>
      <text:p text:style-name="Text_20_body"><text:span text:style-name="Strong_20_Emphasis">Propósito narrativo:</text:span> reanudar el viaje y dar pie a la nueva enseñanza.<text:line-break/><text:span text:style-name="Strong_20_Emphasis">Propósito simbólico:</text:span> mostrar la mente antes del descubrimiento.</text:p>
      <text:p text:style-name="Horizontal_20_Line"/>
      <text:h text:style-name="Heading_20_3" text:outline-level="3"><text:soft-page-break/>2. <text:span text:style-name="Strong_20_Emphasis">Encuentro — El Conflicto Aparente</text:span></text:h>
      <text:p text:style-name="Text_20_body"><text:span text:style-name="Strong_20_Emphasis">Función:</text:span> introducir el desafío.<text:line-break/><text:span text:style-name="Strong_20_Emphasis">Contenido:</text:span> Elara conoce nuevos personajes, culturas o civilizaciones.<text:line-break/>Descubre una situación problemática o un misterio.<text:line-break/>El <text:span text:style-name="Strong_20_Emphasis">mal</text:span> (Morgerathus o sus agentes) actúa desde las sombras, obstaculizando su avance.</text:p>
      <text:p text:style-name="Text_20_body"><text:span text:style-name="Strong_20_Emphasis">Propósito narrativo:</text:span> despertar interés y tensión.<text:line-break/><text:span text:style-name="Strong_20_Emphasis">Propósito simbólico:</text:span> el mundo le plantea una pregunta que ella no sabe responder.</text:p>
      <text:p text:style-name="Horizontal_20_Line"/>
      <text:h text:style-name="Heading_20_3" text:outline-level="3">3. <text:span text:style-name="Strong_20_Emphasis">La Búsqueda — El Camino del Conocimiento</text:span></text:h>
      <text:p text:style-name="Text_20_body"><text:span text:style-name="Strong_20_Emphasis">Función:</text:span> el núcleo de la aventura.<text:line-break/><text:span text:style-name="Strong_20_Emphasis">Contenido:</text:span> Elara investiga, ayuda, se involucra.<text:line-break/>Busca la verdad detrás del misterio o intenta resolver el conflicto local.<text:line-break/>Durante esta etapa aparecen <text:span text:style-name="Strong_20_Emphasis">símbolos antiguos</text:span>: templos, escrituras, objetos, sabios.</text:p>
      <text:p text:style-name="Text_20_body"><text:span text:style-name="Strong_20_Emphasis">Propósito narrativo:</text:span> crear movimiento.<text:line-break/><text:span text:style-name="Strong_20_Emphasis">Propósito simbólico:</text:span> el descubrimiento del conocimiento oculto.</text:p>
      <text:p text:style-name="Horizontal_20_Line"/>
      <text:h text:style-name="Heading_20_3" text:outline-level="3">4. <text:span text:style-name="Strong_20_Emphasis">La Revelación — El Conocimiento Antiguo</text:span></text:h>
      <text:p text:style-name="Text_20_body"><text:span text:style-name="Strong_20_Emphasis">Función:</text:span> punto de inflexión.<text:line-break/><text:span text:style-name="Strong_20_Emphasis">Contenido:</text:span> Elara accede a una verdad profunda, a través de un hallazgo, una conversación o una experiencia.<text:line-break/>Se presenta la <text:span text:style-name="Strong_20_Emphasis">lección mística del capítulo</text:span>, vinculada con la teoría científica del ensayo.</text:p>
      <text:p text:style-name="Text_20_body"><text:span text:style-name="Strong_20_Emphasis">Propósito narrativo:</text:span> clímax emocional.<text:line-break/><text:span text:style-name="Strong_20_Emphasis">Propósito simbólico:</text:span> derrumbe del viejo paradigma.<text:line-break/><text:span text:style-name="Strong_20_Emphasis">Técnica útil:</text:span> mostrar cómo el nuevo conocimiento explica lo que antes parecía sobrenatural.</text:p>
      <text:p text:style-name="Horizontal_20_Line"/>
      <text:h text:style-name="Heading_20_3" text:outline-level="3">5. <text:span text:style-name="Strong_20_Emphasis">El Conflicto Real — El Enfrentamiento</text:span></text:h>
      <text:p text:style-name="Text_20_body"><text:span text:style-name="Strong_20_Emphasis">Función:</text:span> crear tensión y cierre emocional.<text:line-break/><text:span text:style-name="Strong_20_Emphasis">Contenido:</text:span> justo cuando Elara comprende la verdad, el mal se revela.<text:line-break/>Puede ser un ataque físico, una traición, una prueba moral o intelectual.<text:line-break/>Elara aplica su nuevo conocimiento para superar la situación.</text:p>
      <text:p text:style-name="Text_20_body"><text:span text:style-name="Strong_20_Emphasis">Propósito narrativo:</text:span> resolver la trama de acción.<text:line-break/><text:span text:style-name="Strong_20_Emphasis">Propósito simbólico:</text:span> demostrar el poder de la comprensión sobre la ignorancia.</text:p>
      <text:p text:style-name="Horizontal_20_Line"/>
      <text:h text:style-name="Heading_20_3" text:outline-level="3"><text:soft-page-break/>6. <text:span text:style-name="Strong_20_Emphasis">La Resolución — El Nuevo Orden</text:span></text:h>
      <text:p text:style-name="Text_20_body"><text:span text:style-name="Strong_20_Emphasis">Función:</text:span> cierre emocional y temático.<text:line-break/><text:span text:style-name="Strong_20_Emphasis">Contenido:</text:span> Elara vence, o sobrevive, o escapa.<text:line-break/>El mundo del capítulo cambia, ella cambia, algo queda restablecido.<text:line-break/>Los personajes secundarios encuentran paz o destino.</text:p>
      <text:p text:style-name="Text_20_body"><text:span text:style-name="Strong_20_Emphasis">Propósito narrativo:</text:span> dar sensación de final.<text:line-break/><text:span text:style-name="Strong_20_Emphasis">Propósito simbólico:</text:span> integrar la nueva verdad en su visión del mundo.</text:p>
      <text:p text:style-name="Horizontal_20_Line"/>
      <text:h text:style-name="Heading_20_3" text:outline-level="3">7. <text:span text:style-name="Strong_20_Emphasis">Partida — El Continuar del Viaje</text:span></text:h>
      <text:p text:style-name="Text_20_body"><text:span text:style-name="Strong_20_Emphasis">Función:</text:span> transición.<text:line-break/><text:span text:style-name="Strong_20_Emphasis">Contenido:</text:span> Elara deja atrás el lugar, con una nueva comprensión.<text:line-break/>Se despide, contempla el horizonte, y el lector siente que <text:span text:style-name="Strong_20_Emphasis">algo avanza en ella</text:span>.<text:line-break/>Se cierra el arco del capítulo y se abre la puerta al siguiente.</text:p>
      <text:p text:style-name="Quotations">“Elara siguió caminando, sabiendo que, aunque el camino era el mismo, ya no lo era ella.”</text:p>
      <text:p text:style-name="Text_20_body"><text:span text:style-name="Strong_20_Emphasis">Propósito narrativo:</text:span> mantener continuidad.<text:line-break/><text:span text:style-name="Strong_20_Emphasis">Propósito simbólico:</text:span> mostrar la evolución de la consciencia.</text:p>
      <text:p text:style-name="Horizontal_20_Line"/>
      <text:h text:style-name="Heading_20_2" text:outline-level="2">✦ ESTRUCTURA INTERNA RESUMID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2551802774016">
            <table:table-cell table:style-name="Table1.A1" office:value-type="string">
              <text:p text:style-name="Table_20_Heading">Fase</text:p>
            </table:table-cell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Tipo de evento</text:p>
            </table:table-cell>
            <table:table-cell table:style-name="Table1.A1" office:value-type="string">
              <text:p text:style-name="Table_20_Heading">Clave narrativa</text:p>
            </table:table-cell>
            <table:table-cell table:style-name="Table1.A1" office:value-type="string">
              <text:p text:style-name="Table_20_Heading">Clave simbólica</text:p>
            </table:table-cell>
          </table:table-row>
        </table:table-header-rows>
        <table:table-row table:style-name="TableLine2551802774016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Llegada</text:p>
          </table:table-cell>
          <table:table-cell table:style-name="Table1.A1" office:value-type="string">
            <text:p text:style-name="Table_20_Contents">Introducción</text:p>
          </table:table-cell>
          <table:table-cell table:style-name="Table1.A1" office:value-type="string">
            <text:p text:style-name="Table_20_Contents">Nuevo entorno, objetivo claro</text:p>
          </table:table-cell>
          <table:table-cell table:style-name="Table1.A1" office:value-type="string">
            <text:p text:style-name="Table_20_Contents">Viejas creencias</text:p>
          </table:table-cell>
        </table:table-row>
        <table:table-row table:style-name="TableLine2551802774016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ncuentro</text:p>
          </table:table-cell>
          <table:table-cell table:style-name="Table1.A1" office:value-type="string">
            <text:p text:style-name="Table_20_Contents">Desencadenante</text:p>
          </table:table-cell>
          <table:table-cell table:style-name="Table1.A1" office:value-type="string">
            <text:p text:style-name="Table_20_Contents">Personajes y conflicto</text:p>
          </table:table-cell>
          <table:table-cell table:style-name="Table1.A1" office:value-type="string">
            <text:p text:style-name="Table_20_Contents">La ignorancia</text:p>
          </table:table-cell>
        </table:table-row>
        <table:table-row table:style-name="TableLine2551802774016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Búsqueda</text:p>
          </table:table-cell>
          <table:table-cell table:style-name="Table1.A1" office:value-type="string">
            <text:p text:style-name="Table_20_Contents">Desarrollo</text:p>
          </table:table-cell>
          <table:table-cell table:style-name="Table1.A1" office:value-type="string">
            <text:p text:style-name="Table_20_Contents">Investigación, acción</text:p>
          </table:table-cell>
          <table:table-cell table:style-name="Table1.A1" office:value-type="string">
            <text:p text:style-name="Table_20_Contents">Camino al conocimiento</text:p>
          </table:table-cell>
        </table:table-row>
        <table:table-row table:style-name="TableLine2551802774016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Revelación</text:p>
          </table:table-cell>
          <table:table-cell table:style-name="Table1.A1" office:value-type="string">
            <text:p text:style-name="Table_20_Contents">Clímax filosófico</text:p>
          </table:table-cell>
          <table:table-cell table:style-name="Table1.A1" office:value-type="string">
            <text:p text:style-name="Table_20_Contents">Descubrimiento del saber oculto</text:p>
          </table:table-cell>
          <table:table-cell table:style-name="Table1.A1" office:value-type="string">
            <text:p text:style-name="Table_20_Contents">La verdad se revela</text:p>
          </table:table-cell>
        </table:table-row>
        <table:table-row table:style-name="TableLine2551802774016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Conflicto real</text:p>
          </table:table-cell>
          <table:table-cell table:style-name="Table1.A1" office:value-type="string">
            <text:p text:style-name="Table_20_Contents">Clímax narrativo</text:p>
          </table:table-cell>
          <table:table-cell table:style-name="Table1.A1" office:value-type="string">
            <text:p text:style-name="Table_20_Contents">Enfrentamiento</text:p>
          </table:table-cell>
          <table:table-cell table:style-name="Table1.A1" office:value-type="string">
            <text:p text:style-name="Table_20_Contents">Aplicación de la sabiduría</text:p>
          </table:table-cell>
        </table:table-row>
        <table:table-row table:style-name="TableLine2551802774016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Resolución</text:p>
          </table:table-cell>
          <table:table-cell table:style-name="Table1.A1" office:value-type="string">
            <text:p text:style-name="Table_20_Contents">Cierre</text:p>
          </table:table-cell>
          <table:table-cell table:style-name="Table1.A1" office:value-type="string">
            <text:p text:style-name="Table_20_Contents">Consecuencia y cambio</text:p>
          </table:table-cell>
          <table:table-cell table:style-name="Table1.A1" office:value-type="string">
            <text:p text:style-name="Table_20_Contents">Integración de la verdad</text:p>
          </table:table-cell>
        </table:table-row>
        <table:table-row table:style-name="TableLine2551802774016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Partida</text:p>
          </table:table-cell>
          <table:table-cell table:style-name="Table1.A1" office:value-type="string">
            <text:p text:style-name="Table_20_Contents">Transición</text:p>
          </table:table-cell>
          <table:table-cell table:style-name="Table1.A1" office:value-type="string">
            <text:p text:style-name="Table_20_Contents">El viaje continúa</text:p>
          </table:table-cell>
          <table:table-cell table:style-name="Table1.A1" office:value-type="string">
            <text:p text:style-name="Table_20_Contents">Evolución espiritual</text:p>
          </table:table-cell>
        </table:table-row>
      </table:table>
      <text:p text:style-name="Horizontal_20_Line"/>
      <text:h text:style-name="Heading_20_2" text:outline-level="2">✦ PLANTILLA DE GUION (FORMATO DE USO RÁPIDO)</text:h>
      <text:p text:style-name="Quotations"><text:span text:style-name="Strong_20_Emphasis">Capítulo N°:</text:span><text:line-break/><text:span text:style-name="Strong_20_Emphasis">Tema místico:</text:span> (Ej. El alma, la fe, la vida, la muerte…)<text:line-break/><text:span text:style-name="Strong_20_Emphasis">Ubicación:</text:span> (Montañas, desierto, ciudad perdida…)<text:line-break/><text:span text:style-name="Strong_20_Emphasis">Objetivo práctico:</text:span> (Encontrar un mapa, rescatar a alguien…)<text:line-break/><text:span text:style-name="Strong_20_Emphasis">Antagonista:</text:span> (Criatura, culto, sombra de Morgerathus…)<text:line-break/><text:span text:style-name="Strong_20_Emphasis">Descubrimiento:</text:span> (La nueva verdad que aprende)<text:line-break/><text:span text:style-name="Strong_20_Emphasis">Conclusión:</text:span> (Cómo ha cambiado Elara)</text:p>
      <text:p text:style-name="Horizontal_20_Line"><text:soft-page-break/></text:p>
      <text:p text:style-name="Text_20_body">¿Quieres que te prepare un <text:span text:style-name="Strong_20_Emphasis">modelo en blanco</text:span> (una plantilla rellenable tipo ficha de capítulo) para que puedas utilizarla en la creación sistemática de cada episodio?<text:line-break/>Puedo hacerla en formato de texto o en formato tabla (ideal para imprimir o trabajar digitalmente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8T10:27:56.765000000</meta:creation-date>
    <dc:date>2025-10-18T10:36:01.342000000</dc:date>
    <meta:editing-duration>PT8M4S</meta:editing-duration>
    <meta:editing-cycles>1</meta:editing-cycles>
    <meta:document-statistic meta:table-count="1" meta:image-count="0" meta:object-count="0" meta:page-count="4" meta:paragraph-count="76" meta:word-count="770" meta:character-count="5153" meta:non-whitespace-character-count="4456"/>
    <meta:generator>LibreOffice/7.3.5.2$Windows_X86_64 LibreOffice_project/184fe81b8c8c30d8b5082578aee2fed2ea847c01</meta:generator>
  </office:meta>
</office:document-meta>
</file>